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office="urn:oasis:names:tc:opendocument:xmlns:office:1.0" xmlns:fo="urn:oasis:names:tc:opendocument:xmlns:xsl-fo-compatible:1.0" xmlns:draw="urn:oasis:names:tc:opendocument:xmlns:drawing:1.0" xmlns:tableooo="http://openoffice.org/2009/table" xmlns:calcext="urn:org:documentfoundation:names:experimental:calc:xmlns:calcext:1.0" xmlns:dc="http://purl.org/dc/elements/1.1/" xmlns:ooow="http://openoffice.org/2004/writer" xmlns:ooo="http://openoffice.org/2004/office" xmlns:drawooo="http://openoffice.org/2010/draw" xmlns:xlink="http://www.w3.org/1999/xlink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IPAPGothic" svg:font-family="IPAPGothic" style:font-family-generic="system" style:font-pitch="variable"/>
    <style:font-face style:name="TakaoGothic" svg:font-family="Takao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dde8cb" draw:textarea-horizontal-align="justify" draw:textarea-vertical-align="middle" draw:auto-grow-height="false" fo:min-height="1.126cm" fo:min-width="3.162cm"/>
      <style:paragraph-properties style:writing-mode="lr-tb"/>
    </style:style>
    <style:style style:name="gr2" style:family="graphic" style:parent-style-name="standard">
      <style:graphic-properties draw:fill="solid" draw:fill-color="#dde8cb" draw:textarea-horizontal-align="justify" draw:textarea-vertical-align="middle" draw:auto-grow-height="false" fo:min-height="0.828cm" fo:min-width="2.864cm"/>
      <style:paragraph-properties style:writing-mode="lr-tb"/>
    </style:style>
    <style:style style:name="gr3" style:family="graphic" style:parent-style-name="standard">
      <style:graphic-properties draw:fill="solid" draw:fill-color="#ffd7d7" draw:textarea-horizontal-align="justify" draw:textarea-vertical-align="middle" draw:auto-grow-height="false" fo:min-height="1.126cm" fo:min-width="3.162cm"/>
      <style:paragraph-properties style:writing-mode="lr-tb"/>
    </style:style>
    <style:style style:name="gr4" style:family="graphic" style:parent-style-name="standard">
      <style:graphic-properties draw:fill="solid" draw:fill-color="#ffd7d7" draw:textarea-horizontal-align="justify" draw:textarea-vertical-align="middle" draw:auto-grow-height="false" fo:min-height="0.828cm" fo:min-width="2.864cm"/>
      <style:paragraph-properties style:writing-mode="lr-tb"/>
    </style:style>
    <style:style style:name="gr5" style:family="graphic" style:parent-style-name="standard">
      <style:graphic-properties draw:fill="gradient" draw:fill-color="#729fcf" draw:fill-gradient-name="Pastel_20_Bouquet" draw:textarea-horizontal-align="justify" draw:textarea-vertical-align="middle" draw:auto-grow-height="false" fo:min-height="0.438cm" fo:min-width="4.76cm"/>
      <style:paragraph-properties style:writing-mode="lr-tb"/>
    </style:style>
    <style:style style:name="gr6" style:family="graphic" style:parent-style-name="objectwithoutfill">
      <style:graphic-properties draw:marker-end="Arrow" draw:marker-end-width="0.3cm" draw:fill="gradient" draw:fill-color="#729fcf" draw:fill-gradient-name="Pastel_20_Bouquet" draw:textarea-vertical-align="middle"/>
    </style:style>
    <style:style style:name="gr7" style:family="graphic" style:parent-style-name="standard">
      <style:graphic-properties draw:fill="gradient" draw:fill-color="#729fcf" draw:fill-gradient-name="Pastel_20_Bouquet" draw:textarea-horizontal-align="justify" draw:textarea-vertical-align="middle" draw:auto-grow-height="false" fo:min-height="0.47cm" fo:min-width="7.84cm"/>
      <style:paragraph-properties style:writing-mode="lr-tb"/>
    </style:style>
    <style:style style:name="gr8" style:family="graphic" style:parent-style-name="standard">
      <style:graphic-properties draw:fill="gradient" draw:fill-color="#729fcf" draw:fill-gradient-name="Pastel_20_Bouquet" draw:textarea-horizontal-align="justify" draw:textarea-vertical-align="middle" draw:auto-grow-height="false" fo:min-height="0.438cm" fo:min-width="5.159cm"/>
      <style:paragraph-properties style:writing-mode="lr-tb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draw:fill="gradient" draw:fill-color="#ffd7d7" draw:fill-gradient-name="Pastel_20_Bouquet" draw:textarea-horizontal-align="justify" draw:textarea-vertical-align="middle" draw:auto-grow-height="false" fo:min-height="1.126cm" fo:min-width="3.162cm"/>
      <style:paragraph-properties style:writing-mode="lr-tb"/>
    </style:style>
    <style:style style:name="gr11" style:family="graphic" style:parent-style-name="objectwithoutfill">
      <style:graphic-properties draw:marker-end="Arrowheads_20_1" draw:marker-end-width="0.3cm" draw:fill="solid" draw:textarea-vertical-align="middle"/>
    </style:style>
    <style:style style:name="gr12" style:family="graphic" style:parent-style-name="standard">
      <style:graphic-properties draw:fill="solid" draw:fill-color="#dde8cb" draw:textarea-horizontal-align="justify" draw:textarea-vertical-align="middle" draw:auto-grow-height="false" fo:min-height="0.826cm" fo:min-width="2.365cm"/>
      <style:paragraph-properties style:writing-mode="lr-tb"/>
    </style:style>
    <style:style style:name="gr13" style:family="graphic" style:parent-style-name="standard">
      <style:graphic-properties draw:fill="solid" draw:fill-color="#ffd7d7" draw:textarea-horizontal-align="justify" draw:textarea-vertical-align="middle" draw:auto-grow-height="false" fo:min-height="0.826cm" fo:min-width="2.365cm"/>
      <style:paragraph-properties style:writing-mode="lr-tb"/>
    </style:style>
    <style:style style:name="gr14" style:family="graphic" style:parent-style-name="objectwithoutfill">
      <style:graphic-properties draw:marker-end="Arrowheads_20_8" draw:marker-end-width="0.3cm" draw:fill="solid" draw:textarea-vertical-align="middle"/>
    </style:style>
    <style:style style:name="gr15" style:family="graphic" style:parent-style-name="objectwithoutfill">
      <style:graphic-properties draw:marker-end="Arrowheads_20_9" draw:marker-end-width="0.3cm" draw:fill="solid" draw:textarea-vertical-align="middle"/>
    </style:style>
    <style:style style:name="gr16" style:family="graphic" style:parent-style-name="objectwithoutfill">
      <style:graphic-properties draw:marker-end="Arrowheads_20_17" draw:marker-end-width="0.3cm" draw:fill="solid" draw:textarea-vertical-align="middle"/>
    </style:style>
    <style:style style:name="gr17" style:family="graphic" style:parent-style-name="objectwithoutfill">
      <style:graphic-properties draw:marker-end="Arrowheads_20_18" draw:marker-end-width="0.3cm" draw:fill="solid" draw:textarea-vertical-align="middle"/>
    </style:style>
    <style:style style:name="gr18" style:family="graphic" style:parent-style-name="objectwithoutfill">
      <style:graphic-properties draw:marker-end="Arrowheads_20_5" draw:marker-end-width="0.3cm" draw:fill="solid" draw:textarea-vertical-align="middle"/>
    </style:style>
    <style:style style:name="gr19" style:family="graphic" style:parent-style-name="objectwithoutfill">
      <style:graphic-properties draw:marker-end="Arrowheads_20_6" draw:marker-end-width="0.3cm" draw:fill="solid" draw:textarea-vertical-align="middle"/>
    </style:style>
    <style:style style:name="gr20" style:family="graphic" style:parent-style-name="standard">
      <style:graphic-properties draw:fill="gradient" draw:fill-gradient-name="Pastel_20_Bouquet" draw:textarea-horizontal-align="justify" draw:textarea-vertical-align="middle" draw:auto-grow-height="false" fo:min-height="0.766cm" fo:min-width="1.343cm"/>
      <style:paragraph-properties style:writing-mode="lr-tb"/>
    </style:style>
    <style:style style:name="gr21" style:family="graphic" style:parent-style-name="objectwithoutfill">
      <style:graphic-properties draw:marker-end="Arrowheads_20_22" draw:marker-end-width="0.3cm" draw:fill="solid" draw:textarea-vertical-align="middle"/>
    </style:style>
    <style:style style:name="gr22" style:family="graphic" style:parent-style-name="objectwithoutfill">
      <style:graphic-properties draw:marker-end="Arrowheads_20_23" draw:marker-end-width="0.3cm" draw:fill="solid" draw:textarea-vertical-align="middle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616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575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162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758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solid" draw:fill-color="#dde8cb"/>
      <style:paragraph-properties fo:text-align="center" style:writing-mode="lr-tb"/>
    </style:style>
    <style:style style:name="P3" style:family="paragraph">
      <loext:graphic-properties draw:fill="solid" draw:fill-color="#ffd7d7"/>
      <style:paragraph-properties fo:text-align="center" style:writing-mode="lr-tb"/>
    </style:style>
    <style:style style:name="P4" style:family="paragraph">
      <loext:graphic-properties draw:fill="gradient" draw:fill-color="#729fcf" draw:fill-gradient-name="Pastel_20_Bouquet"/>
      <style:paragraph-properties fo:text-align="center" style:writing-mode="lr-tb"/>
    </style:style>
    <style:style style:name="P5" style:family="paragraph">
      <loext:graphic-properties draw:fill="gradient" draw:fill-color="#729fcf" draw:fill-gradient-name="Pastel_20_Bouquet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gradient" draw:fill-color="#ffd7d7" draw:fill-gradient-name="Pastel_20_Bouquet"/>
      <style:paragraph-properties fo:text-align="center" style:writing-mode="lr-tb"/>
    </style:style>
    <style:style style:name="P8" style:family="paragraph">
      <loext:graphic-properties draw:fill="solid"/>
      <style:paragraph-properties fo:text-align="center"/>
    </style:style>
    <style:style style:name="P9" style:family="paragraph">
      <loext:graphic-properties draw:fill="gradient" draw:fill-gradient-name="Pastel_20_Bouquet"/>
      <style:paragraph-properties fo:text-align="center" style:writing-mode="lr-tb"/>
    </style:style>
    <style:style style:name="P10" style:family="paragraph">
      <loext:graphic-properties draw:fill="none" draw:fill-color="#ffffff"/>
      <style:paragraph-properties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2" xml:id="id2" draw:id="id2" draw:layer="layout" svg:width="3.81cm" svg:height="1.524cm" svg:x="3.34cm" svg:y="4.302cm">
            <text:p text:style-name="P1">Acoustic</text:p>
            <text:p text:style-name="P1">network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2" xml:id="id1" draw:id="id1" draw:layer="layout" svg:width="3.81cm" svg:height="1.524cm" svg:x="3.341cm" svg:y="6.503cm">
            <text:p text:style-name="P1">Acoustic</text:p>
            <text:p text:style-name="P1">features</text:p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3" xml:id="id4" draw:id="id4" draw:layer="layout" svg:width="3.81cm" svg:height="1.524cm" svg:x="7.841cm" svg:y="4.303cm">
            <text:p text:style-name="P1">Linguistic</text:p>
            <text:p text:style-name="P1">network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3" xml:id="id3" draw:id="id3" draw:layer="layout" svg:width="3.81cm" svg:height="1.524cm" svg:x="7.842cm" svg:y="6.504cm">
            <text:p text:style-name="P1">Linguistic</text:p>
            <text:p text:style-name="P1">features</text:p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4" xml:id="id5" draw:id="id5" draw:layer="layout" svg:width="5.334cm" svg:height="0.762cm" svg:x="4.818cm" svg:y="2.778cm">
            <text:p text:style-name="P1">Concatenation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6" draw:text-style-name="P5" draw:layer="layout" draw:type="line" svg:x1="5.246cm" svg:y1="6.503cm" svg:x2="5.245cm" svg:y2="5.826cm" draw:start-shape="id1" draw:start-glue-point="0" draw:end-shape="id2" draw:end-glue-point="2" svg:d="M5246 6503l-1-677" svg:viewBox="0 0 2 678">
            <text:p/>
          </draw:connector>
          <draw:connector draw:style-name="gr6" draw:text-style-name="P5" draw:layer="layout" draw:type="line" svg:x1="9.747cm" svg:y1="6.504cm" svg:x2="9.746cm" svg:y2="5.827cm" draw:start-shape="id3" draw:start-glue-point="0" draw:end-shape="id4" draw:end-glue-point="2" svg:d="M9747 6504l-1-677" svg:viewBox="0 0 2 678">
            <text:p/>
          </draw:connector>
          <draw:connector draw:style-name="gr6" draw:text-style-name="P5" draw:layer="layout" draw:type="curve" svg:x1="5.245cm" svg:y1="4.302cm" svg:x2="7.485cm" svg:y2="3.54cm" draw:start-shape="id2" draw:start-glue-point="0" draw:end-shape="id5" draw:end-glue-point="2" svg:d="M5245 4302c0-570 2240-189 2240-762" svg:viewBox="0 0 2241 763">
            <text:p/>
          </draw:connector>
          <draw:connector draw:style-name="gr6" draw:text-style-name="P5" draw:layer="layout" draw:type="curve" svg:x1="9.746cm" svg:y1="4.303cm" svg:x2="7.485cm" svg:y2="3.54cm" draw:start-shape="id4" draw:start-glue-point="0" draw:end-shape="id5" draw:end-glue-point="2" svg:d="M9746 4303c0-571-2261-190-2261-763" svg:viewBox="0 0 2262 764">
            <text:p/>
          </draw:connector>
          <draw:line draw:style-name="gr6" draw:text-style-name="P5" draw:layer="layout" svg:x1="7.404cm" svg:y1="2.778cm" svg:x2="7.404cm" svg:y2="1.762cm">
            <text:p/>
          </draw:line>
        </draw:g>
        <draw:g>
          <draw:custom-shape draw:style-name="gr2" draw:text-style-name="P2" xml:id="id6" draw:id="id6" draw:layer="layout" svg:width="3.81cm" svg:height="1.524cm" svg:x="16.042cm" svg:y="6.104cm">
            <text:p text:style-name="P1">Acoustic</text:p>
            <text:p text:style-name="P1">features</text:p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3" xml:id="id8" draw:id="id8" draw:layer="layout" svg:width="3.81cm" svg:height="1.524cm" svg:x="20.543cm" svg:y="6.105cm">
            <text:p text:style-name="P1">Linguistic</text:p>
            <text:p text:style-name="P1">features</text:p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4" xml:id="id7" draw:id="id7" draw:layer="layout" svg:width="8.636cm" svg:height="1.016cm" svg:x="15.732cm" svg:y="4.418cm">
            <text:p text:style-name="P1">Acoustic+Linguistic features</text:p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" draw:text-style-name="P4" xml:id="id9" draw:id="id9" draw:layer="layout" svg:width="5.733cm" svg:height="0.762cm" svg:x="17.184cm" svg:y="2.979cm">
            <text:p text:style-name="P1">Classifier/Network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9" draw:text-style-name="P6" draw:layer="layout" draw:type="curve" svg:x1="17.947cm" svg:y1="6.104cm" svg:x2="20.05cm" svg:y2="5.434cm" draw:start-shape="id6" draw:start-glue-point="0" draw:end-shape="id7" draw:end-glue-point="2" svg:d="M17947 6104c0-501 2103-166 2103-670" svg:viewBox="0 0 2104 671">
            <text:p/>
          </draw:connector>
          <draw:connector draw:style-name="gr9" draw:text-style-name="P6" draw:layer="layout" draw:type="curve" svg:x1="22.448cm" svg:y1="6.105cm" svg:x2="20.05cm" svg:y2="5.434cm" draw:start-shape="id8" draw:start-glue-point="0" draw:end-shape="id7" draw:end-glue-point="2" svg:d="M22448 6105c0-502-2398-167-2398-671" svg:viewBox="0 0 2399 672">
            <text:p/>
          </draw:connector>
          <draw:connector draw:style-name="gr9" draw:text-style-name="P6" draw:layer="layout" draw:type="curve" svg:x1="20.05cm" svg:y1="4.418cm" svg:x2="20.05cm" svg:y2="3.741cm" draw:start-shape="id7" draw:start-glue-point="0" draw:end-shape="id9" draw:end-glue-point="2" svg:d="M20050 4418v-677" svg:viewBox="0 0 1 678">
            <text:p/>
          </draw:connector>
        </draw:g>
        <draw:g>
          <draw:custom-shape draw:style-name="gr1" draw:text-style-name="P2" xml:id="id11" draw:id="id11" draw:layer="layout" svg:width="3.81cm" svg:height="1.524cm" svg:x="3.341cm" svg:y="13.803cm">
            <text:p text:style-name="P1">Network #1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2" xml:id="id10" draw:id="id10" draw:layer="layout" svg:width="3.81cm" svg:height="1.524cm" svg:x="3.342cm" svg:y="16.004cm">
            <text:p text:style-name="P1">Acoustic</text:p>
            <text:p text:style-name="P1">features</text:p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" draw:text-style-name="P7" xml:id="id13" draw:id="id13" draw:layer="layout" svg:width="3.81cm" svg:height="1.524cm" svg:x="7.842cm" svg:y="11.404cm">
            <text:p text:style-name="P1">Network #2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3" xml:id="id12" draw:id="id12" draw:layer="layout" svg:width="3.81cm" svg:height="1.524cm" svg:x="7.842cm" svg:y="16.005cm">
            <text:p text:style-name="P1">Linguistic</text:p>
            <text:p text:style-name="P1">features</text:p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6" draw:text-style-name="P5" draw:layer="layout" draw:type="line" svg:x1="5.247cm" svg:y1="16.004cm" svg:x2="5.246cm" svg:y2="15.327cm" draw:start-shape="id10" draw:start-glue-point="0" draw:end-shape="id11" draw:end-glue-point="2" svg:d="M5247 16004l-1-677" svg:viewBox="0 0 2 678">
            <text:p/>
          </draw:connector>
          <draw:connector draw:style-name="gr6" draw:text-style-name="P5" draw:layer="layout" draw:type="line" svg:x1="9.747cm" svg:y1="16.005cm" svg:x2="9.747cm" svg:y2="12.928cm" draw:start-shape="id12" draw:start-glue-point="0" draw:end-shape="id13" draw:end-glue-point="2" svg:d="M9747 16005v-3077" svg:viewBox="0 0 1 3078">
            <text:p/>
          </draw:connector>
          <draw:connector draw:style-name="gr11" draw:text-style-name="P8" draw:layer="layout" draw:type="line" svg:x1="5.246cm" svg:y1="13.803cm" svg:x2="9.747cm" svg:y2="12.928cm" draw:start-shape="id11" draw:start-glue-point="0" draw:end-shape="id13" draw:end-glue-point="2" svg:d="M5246 13803l4501-875" svg:viewBox="0 0 4502 876">
            <text:p/>
          </draw:connector>
          <draw:g xml:id="id21" draw:id="id21">
            <draw:custom-shape draw:style-name="gr1" draw:text-style-name="P2" xml:id="id15" draw:id="id15" draw:layer="layout" svg:width="3.81cm" svg:height="1.524cm" svg:x="15.859cm" svg:y="15.119cm">
              <text:p text:style-name="P1">Acoustic</text:p>
              <text:p text:style-name="P1">network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" draw:text-style-name="P2" xml:id="id14" draw:id="id14" draw:layer="layout" svg:width="3.81cm" svg:height="1.524cm" svg:x="15.859cm" svg:y="17.32cm">
              <text:p text:style-name="P1">Acoustic</text:p>
              <text:p text:style-name="P1">features</text:p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" draw:text-style-name="P3" xml:id="id17" draw:id="id17" draw:layer="layout" svg:width="3.81cm" svg:height="1.524cm" svg:x="20.36cm" svg:y="15.12cm">
              <text:p text:style-name="P1">Linguistic</text:p>
              <text:p text:style-name="P1">network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4" draw:text-style-name="P3" xml:id="id16" draw:id="id16" draw:layer="layout" svg:width="3.81cm" svg:height="1.524cm" svg:x="20.36cm" svg:y="17.321cm">
              <text:p text:style-name="P1">Linguistic</text:p>
              <text:p text:style-name="P1">features</text:p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onnector draw:style-name="gr6" draw:text-style-name="P5" draw:layer="layout" draw:type="line" svg:x1="17.764cm" svg:y1="17.32cm" svg:x2="17.764cm" svg:y2="16.643cm" draw:start-shape="id14" draw:start-glue-point="0" draw:end-shape="id15" draw:end-glue-point="2" svg:d="M17764 17320v-677" svg:viewBox="0 0 1 678">
              <text:p/>
            </draw:connector>
            <draw:connector draw:style-name="gr6" draw:text-style-name="P5" draw:layer="layout" draw:type="line" svg:x1="22.265cm" svg:y1="17.321cm" svg:x2="22.265cm" svg:y2="16.644cm" draw:start-shape="id16" draw:start-glue-point="0" draw:end-shape="id17" draw:end-glue-point="2" svg:d="M22265 17321v-677" svg:viewBox="0 0 1 678">
              <text:p/>
            </draw:connector>
            <draw:custom-shape draw:style-name="gr12" draw:text-style-name="P2" xml:id="id18" draw:id="id18" draw:layer="layout" svg:width="3.175cm" svg:height="1.524cm" svg:x="16.177cm" svg:y="13.033cm">
              <text:p text:style-name="P1">Acoustic</text:p>
              <text:p text:style-name="P1">output</text:p>
    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    </draw:custom-shape>
            <draw:custom-shape draw:style-name="gr13" draw:text-style-name="P3" xml:id="id19" draw:id="id19" draw:layer="layout" svg:width="3.175cm" svg:height="1.524cm" svg:x="20.678cm" svg:y="13.033cm">
              <text:p text:style-name="P1">Acoustic</text:p>
              <text:p text:style-name="P1">output</text:p>
    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    </draw:custom-shape>
            <draw:connector draw:style-name="gr14" draw:text-style-name="P8" draw:layer="layout" draw:type="line" svg:x1="17.764cm" svg:y1="15.119cm" svg:x2="17.765cm" svg:y2="14.557cm" draw:start-shape="id15" draw:start-glue-point="0" draw:end-shape="id18" draw:end-glue-point="6" svg:d="M17764 15119l1-562" svg:viewBox="0 0 2 563">
              <text:p/>
            </draw:connector>
            <draw:connector draw:style-name="gr15" draw:text-style-name="P8" draw:layer="layout" draw:type="line" svg:x1="22.265cm" svg:y1="15.12cm" svg:x2="22.266cm" svg:y2="14.557cm" draw:start-shape="id17" draw:start-glue-point="0" draw:end-shape="id19" draw:end-glue-point="6" svg:d="M22265 15120l1-563" svg:viewBox="0 0 2 564">
              <text:p/>
            </draw:connector>
            <draw:connector draw:style-name="gr16" draw:text-style-name="P8" xml:id="id20" draw:id="id20" draw:layer="layout" draw:type="line" svg:x1="17.765cm" svg:y1="13.033cm" svg:x2="20.038cm" svg:y2="12.579cm" draw:start-shape="id18" draw:start-glue-point="4" svg:d="M17765 13033l2273-454" svg:viewBox="0 0 2274 455">
              <text:p/>
            </draw:connector>
            <draw:connector draw:style-name="gr17" draw:text-style-name="P8" draw:layer="layout" draw:type="line" svg:x1="22.266cm" svg:y1="13.033cm" svg:x2="20.038cm" svg:y2="12.579cm" draw:start-shape="id19" draw:start-glue-point="4" draw:end-shape="id20" draw:end-glue-point="3" svg:d="M22266 13033l-2228-454" svg:viewBox="0 0 2229 455">
              <text:p/>
            </draw:connector>
          </draw:g>
          <draw:connector draw:style-name="gr18" draw:text-style-name="P8" draw:layer="layout" draw:type="line" svg:x1="20.014cm" svg:y1="12.579cm" svg:x2="20.014cm" svg:y2="12.579cm" draw:start-shape="id21" draw:end-shape="id21" svg:d="M20014 12579z" svg:viewBox="0 0 1 1">
            <text:p/>
          </draw:connector>
          <draw:connector draw:style-name="gr19" draw:text-style-name="P8" draw:layer="layout" draw:type="line" svg:x1="20.014cm" svg:y1="12.579cm" svg:x2="20.014cm" svg:y2="12.579cm" draw:start-shape="id21" draw:end-shape="id21" svg:d="M20014 12579z" svg:viewBox="0 0 1 1">
            <text:p/>
          </draw:connector>
          <draw:custom-shape draw:style-name="gr20" draw:text-style-name="P9" draw:layer="layout" svg:width="3.683cm" svg:height="2.032cm" svg:x="18.195cm" svg:y="10.57cm">
            <text:p text:style-name="P1">Decision</text:p>
  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  </draw:custom-shape>
          <draw:line draw:style-name="gr21" draw:text-style-name="P8" draw:layer="layout" svg:x1="20.032cm" svg:y1="10.586cm" svg:x2="20.032cm" svg:y2="9.697cm">
            <text:p/>
          </draw:line>
          <draw:line draw:style-name="gr21" draw:text-style-name="P8" draw:layer="layout" svg:x1="20.05cm" svg:y1="2.972cm" svg:x2="20.05cm" svg:y2="2.083cm">
            <text:p/>
          </draw:line>
          <draw:line draw:style-name="gr22" draw:text-style-name="P8" draw:layer="layout" svg:x1="9.763cm" svg:y1="11.414cm" svg:x2="9.763cm" svg:y2="10.425cm">
            <text:p/>
          </draw:line>
        </draw:g>
        <draw:frame draw:style-name="gr23" draw:text-style-name="P10" draw:layer="layout" svg:width="10.116cm" svg:height="0.962cm" svg:x="2.437cm" svg:y="8.574cm">
          <draw:text-box>
            <text:p>(a) Network/model concatenation</text:p>
          </draw:text-box>
        </draw:frame>
        <draw:frame draw:style-name="gr24" draw:text-style-name="P10" draw:layer="layout" svg:width="8.075cm" svg:height="0.962cm" svg:x="16.137cm" svg:y="8.474cm">
          <draw:text-box>
            <text:p>(b) Feature concatenation</text:p>
          </draw:text-box>
        </draw:frame>
        <draw:frame draw:style-name="gr25" draw:text-style-name="P10" draw:layer="layout" svg:width="6.662cm" svg:height="0.962cm" svg:x="4.037cm" svg:y="19.274cm">
          <draw:text-box>
            <text:p>(c) Hierarchical fusion</text:p>
          </draw:text-box>
        </draw:frame>
        <draw:frame draw:style-name="gr26" draw:text-style-name="P10" draw:layer="layout" svg:width="7.258cm" svg:height="0.962cm" svg:x="16.537cm" svg:y="19.274cm">
          <draw:text-box>
            <text:p>(d) Decision-level fusion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office="urn:oasis:names:tc:opendocument:xmlns:office:1.0" xmlns:fo="urn:oasis:names:tc:opendocument:xmlns:xsl-fo-compatible:1.0" xmlns:draw="urn:oasis:names:tc:opendocument:xmlns:drawing:1.0" xmlns:tableooo="http://openoffice.org/2009/table" xmlns:calcext="urn:org:documentfoundation:names:experimental:calc:xmlns:calcext:1.0" xmlns:dc="http://purl.org/dc/elements/1.1/" xmlns:ooow="http://openoffice.org/2004/writer" xmlns:ooo="http://openoffice.org/2004/office" xmlns:drawooo="http://openoffice.org/2010/draw" xmlns:xlink="http://www.w3.org/1999/xlink" xmlns:svg="urn:oasis:names:tc:opendocument:xmlns:svg-compatible:1.0" xmlns:chart="urn:oasis:names:tc:opendocument:xmlns:chart:1.0" xmlns:officeooo="http://openoffice.org/2009/office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IPAPGothic" svg:font-family="IPAPGothic" style:font-family-generic="system" style:font-pitch="variable"/>
    <style:font-face style:name="TakaoGothic" svg:font-family="TakaoGothic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Pastel_20_Bouquet" draw:display-name="Pastel Bouquet" draw:style="linear" draw:start-color="#dde8cb" draw:end-color="#ffd7d7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ja" style:country-asian="JP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000000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PGothic" style:font-family-asian="IPAPGothic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ffice="urn:oasis:names:tc:opendocument:xmlns:office:1.0" xmlns:officeooo="http://openoffice.org/2009/office" xmlns:xlink="http://www.w3.org/1999/xlink" xmlns:ooo="http://openoffice.org/2004/office" xmlns:dc="http://purl.org/dc/elements/1.1/" office:version="1.3">
  <office:meta>
    <meta:creation-date>2020-11-26T19:53:37.736601925</meta:creation-date>
    <dc:title>BW</dc:title>
    <meta:editing-duration>PT26M25S</meta:editing-duration>
    <meta:editing-cycles>12</meta:editing-cycles>
    <meta:generator>LibreOffice/7.0.3.1$Linux_X86_64 LibreOffice_project/d7547858d014d4cf69878db179d326fc3483e082</meta:generator>
    <meta:initial-creator>Bagus Tris Atmaja</meta:initial-creator>
    <dc:date>2021-01-01T15:38:45.599712703</dc:date>
    <dc:creator>Bagus Tris Atmaja</dc:creator>
    <meta:document-statistic meta:object-count="50"/>
    <meta:template xlink:type="simple" xlink:actuate="onRequest" xlink:title="BW" xlink:href="../../Templates/BW.otg" meta:date="2020-11-26T19:53:37.404938375"/>
  </office:meta>
</office:document-meta>
</file>